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6.193cm" fo:margin-left="-0.026cm" fo:margin-top="0cm" fo:margin-bottom="0cm" table:align="left" style:writing-mode="page"/>
    </style:style>
    <style:style style:name="Tabla3.A" style:family="table-column">
      <style:table-column-properties style:column-width="2.889cm"/>
    </style:style>
    <style:style style:name="Tabla3.B" style:family="table-column">
      <style:table-column-properties style:column-width="13.303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3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3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3.B2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193cm" fo:margin-left="-0.026cm" fo:margin-top="0cm" fo:margin-bottom="0cm" table:align="left" style:writing-mode="page"/>
    </style:style>
    <style:style style:name="Tabla4.A" style:family="table-column">
      <style:table-column-properties style:column-width="4.736cm"/>
    </style:style>
    <style:style style:name="Tabla4.B" style:family="table-column">
      <style:table-column-properties style:column-width="11.456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4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4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4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4.A5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/>
    </style:style>
    <style:style style:name="Tabla4.B5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/>
    </style:style>
    <style:style style:name="Tabla5" style:family="table">
      <style:table-properties style:width="16.193cm" fo:margin-left="-0.026cm" fo:margin-top="0cm" fo:margin-bottom="0cm" table:align="left" style:writing-mode="page"/>
    </style:style>
    <style:style style:name="Tabla5.A" style:family="table-column">
      <style:table-column-properties style:column-width="2.889cm"/>
    </style:style>
    <style:style style:name="Tabla5.B" style:family="table-column">
      <style:table-column-properties style:column-width="13.303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5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5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5.B2" style:family="table-cell">
      <style:table-cell-properties fo:padding-left="0.191cm" fo:padding-right="0.191cm" fo:padding-top="0cm" fo:padding-bottom="0cm" fo:border="0.75pt solid #000000"/>
    </style:style>
    <style:style style:name="Tabla6" style:family="table">
      <style:table-properties style:width="16.193cm" fo:margin-left="-0.026cm" fo:margin-top="0cm" fo:margin-bottom="0cm" table:align="left" style:writing-mode="page"/>
    </style:style>
    <style:style style:name="Tabla6.A" style:family="table-column">
      <style:table-column-properties style:column-width="4.736cm"/>
    </style:style>
    <style:style style:name="Tabla6.B" style:family="table-column">
      <style:table-column-properties style:column-width="11.456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6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6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6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7" style:family="table">
      <style:table-properties style:width="16.189cm" fo:margin-left="-0.026cm" fo:margin-top="0cm" fo:margin-bottom="0cm" table:align="left" style:writing-mode="page"/>
    </style:style>
    <style:style style:name="Tabla7.A" style:family="table-column">
      <style:table-column-properties style:column-width="2.889cm"/>
    </style:style>
    <style:style style:name="Tabla7.B" style:family="table-column">
      <style:table-column-properties style:column-width="13.3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7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7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7.B2" style:family="table-cell">
      <style:table-cell-properties fo:padding-left="0.191cm" fo:padding-right="0.191cm" fo:padding-top="0cm" fo:padding-bottom="0cm" fo:border="0.75pt solid #000000"/>
    </style:style>
    <style:style style:name="Tabla8" style:family="table">
      <style:table-properties style:width="16.193cm" fo:margin-left="-0.026cm" fo:margin-top="0cm" fo:margin-bottom="0cm" table:align="left" style:writing-mode="page"/>
    </style:style>
    <style:style style:name="Tabla8.A" style:family="table-column">
      <style:table-column-properties style:column-width="4.736cm"/>
    </style:style>
    <style:style style:name="Tabla8.B" style:family="table-column">
      <style:table-column-properties style:column-width="11.456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8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8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8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9" style:family="table">
      <style:table-properties style:width="16.189cm" fo:margin-left="-0.026cm" fo:margin-top="0cm" fo:margin-bottom="0cm" table:align="left" style:writing-mode="page"/>
    </style:style>
    <style:style style:name="Tabla9.A" style:family="table-column">
      <style:table-column-properties style:column-width="2.889cm"/>
    </style:style>
    <style:style style:name="Tabla9.B" style:family="table-column">
      <style:table-column-properties style:column-width="13.3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9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9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9.B2" style:family="table-cell">
      <style:table-cell-properties fo:padding-left="0.191cm" fo:padding-right="0.191cm" fo:padding-top="0cm" fo:padding-bottom="0cm" fo:border="0.75pt solid #000000"/>
    </style:style>
    <style:style style:name="Tabla10" style:family="table">
      <style:table-properties style:width="16.193cm" fo:margin-left="-0.026cm" fo:margin-top="0cm" fo:margin-bottom="0cm" table:align="left" style:writing-mode="page"/>
    </style:style>
    <style:style style:name="Tabla10.A" style:family="table-column">
      <style:table-column-properties style:column-width="4.736cm"/>
    </style:style>
    <style:style style:name="Tabla10.B" style:family="table-column">
      <style:table-column-properties style:column-width="11.456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0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10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0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10.A4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/>
    </style:style>
    <style:style style:name="Tabla10.B4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/>
    </style:style>
    <style:style style:name="Tabla11" style:family="table">
      <style:table-properties style:width="16.189cm" fo:margin-left="-0.026cm" fo:margin-top="0cm" fo:margin-bottom="0cm" table:align="left" style:writing-mode="page"/>
    </style:style>
    <style:style style:name="Tabla11.A" style:family="table-column">
      <style:table-column-properties style:column-width="2.889cm"/>
    </style:style>
    <style:style style:name="Tabla11.B" style:family="table-column">
      <style:table-column-properties style:column-width="13.3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1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11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1.B2" style:family="table-cell">
      <style:table-cell-properties fo:padding-left="0.191cm" fo:padding-right="0.191cm" fo:padding-top="0cm" fo:padding-bottom="0cm" fo:border="0.75pt solid #000000"/>
    </style:style>
    <style:style style:name="Tabla12" style:family="table">
      <style:table-properties style:width="16.193cm" fo:margin-left="-0.026cm" fo:margin-top="0cm" fo:margin-bottom="0cm" table:align="left" style:writing-mode="page"/>
    </style:style>
    <style:style style:name="Tabla12.A" style:family="table-column">
      <style:table-column-properties style:column-width="4.736cm"/>
    </style:style>
    <style:style style:name="Tabla12.B" style:family="table-column">
      <style:table-column-properties style:column-width="11.456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2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12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2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12.A6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/>
    </style:style>
    <style:style style:name="Tabla12.B6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/>
    </style:style>
    <style:style style:name="Tabla13" style:family="table">
      <style:table-properties style:width="16.189cm" fo:margin-left="-0.026cm" fo:margin-top="0cm" fo:margin-bottom="0cm" table:align="left" style:writing-mode="page"/>
    </style:style>
    <style:style style:name="Tabla13.A" style:family="table-column">
      <style:table-column-properties style:column-width="2.889cm"/>
    </style:style>
    <style:style style:name="Tabla13.B" style:family="table-column">
      <style:table-column-properties style:column-width="13.3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3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13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3.B2" style:family="table-cell">
      <style:table-cell-properties fo:padding-left="0.191cm" fo:padding-right="0.191cm" fo:padding-top="0cm" fo:padding-bottom="0cm" fo:border="0.75pt solid #000000"/>
    </style:style>
    <style:style style:name="Tabla14" style:family="table">
      <style:table-properties style:width="16.193cm" fo:margin-left="-0.026cm" fo:margin-top="0cm" fo:margin-bottom="0cm" table:align="left" style:writing-mode="page"/>
    </style:style>
    <style:style style:name="Tabla14.A" style:family="table-column">
      <style:table-column-properties style:column-width="4.736cm"/>
    </style:style>
    <style:style style:name="Tabla14.B" style:family="table-column">
      <style:table-column-properties style:column-width="11.456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4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14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4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15" style:family="table">
      <style:table-properties style:width="16.189cm" fo:margin-left="-0.026cm" fo:margin-top="0cm" fo:margin-bottom="0cm" table:align="left" style:writing-mode="page"/>
    </style:style>
    <style:style style:name="Tabla15.A" style:family="table-column">
      <style:table-column-properties style:column-width="2.889cm"/>
    </style:style>
    <style:style style:name="Tabla15.B" style:family="table-column">
      <style:table-column-properties style:column-width="13.3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5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15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5.B2" style:family="table-cell">
      <style:table-cell-properties fo:padding-left="0.191cm" fo:padding-right="0.191cm" fo:padding-top="0cm" fo:padding-bottom="0cm" fo:border="0.75pt solid #000000"/>
    </style:style>
    <style:style style:name="Tabla16" style:family="table">
      <style:table-properties style:width="16.193cm" fo:margin-left="-0.026cm" fo:margin-top="0cm" fo:margin-bottom="0cm" table:align="left" style:writing-mode="page"/>
    </style:style>
    <style:style style:name="Tabla16.A" style:family="table-column">
      <style:table-column-properties style:column-width="4.736cm"/>
    </style:style>
    <style:style style:name="Tabla16.B" style:family="table-column">
      <style:table-column-properties style:column-width="11.456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6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16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6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a17" style:family="table">
      <style:table-properties style:width="16.189cm" fo:margin-left="-0.026cm" fo:margin-top="0cm" fo:margin-bottom="0cm" table:align="left" style:writing-mode="page"/>
    </style:style>
    <style:style style:name="Tabla17.A" style:family="table-column">
      <style:table-column-properties style:column-width="2.889cm"/>
    </style:style>
    <style:style style:name="Tabla17.B" style:family="table-column">
      <style:table-column-properties style:column-width="13.3cm"/>
    </style:style>
    <style:style style:name="Tabla17.1" style:family="table-row">
      <style:table-row-properties fo:keep-together="auto"/>
    </style:style>
    <style:style style:name="Tabla17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7.B1" style:family="table-cell">
      <style:table-cell-properties fo:padding-left="0.191cm" fo:padding-right="0.191cm" fo:padding-top="0cm" fo:padding-bottom="0cm" fo:border-left="0.75pt solid #000000" fo:border-right="0.75pt solid #000000" fo:border-top="1.5pt solid #000000" fo:border-bottom="0.75pt solid #000000"/>
    </style:style>
    <style:style style:name="Tabla17.A2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7.B2" style:family="table-cell">
      <style:table-cell-properties fo:padding-left="0.191cm" fo:padding-right="0.191cm" fo:padding-top="0cm" fo:padding-bottom="0cm" fo:border="0.75pt solid #000000"/>
    </style:style>
    <style:style style:name="Tabla18" style:family="table">
      <style:table-properties style:width="16.193cm" fo:margin-left="-0.026cm" fo:margin-top="0cm" fo:margin-bottom="0cm" table:align="left" style:writing-mode="page"/>
    </style:style>
    <style:style style:name="Tabla18.A" style:family="table-column">
      <style:table-column-properties style:column-width="4.736cm"/>
    </style:style>
    <style:style style:name="Tabla18.B" style:family="table-column">
      <style:table-column-properties style:column-width="11.456cm"/>
    </style:style>
    <style:style style:name="Tabla18.1" style:family="table-row">
      <style:table-row-properties fo:keep-together="auto"/>
    </style:style>
    <style:style style:name="Tabla18.A1" style:family="table-cell">
      <style:table-cell-properties fo:padding-left="0.191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a18.B1" style:family="table-cell">
      <style:table-cell-properties fo:padding-left="0.191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a18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a18.B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0.75pt solid #000000"/>
    </style:style>
    <style:style style:name="P1" style:family="paragraph" style:parent-style-name="Standard">
      <style:text-properties officeooo:paragraph-rsid="001c999c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1c999c"/>
    </style:style>
    <style:style style:name="P3" style:family="paragraph" style:parent-style-name="Standard">
      <style:paragraph-properties fo:margin-top="0cm" fo:margin-bottom="0.423cm" style:contextual-spacing="false" fo:line-height="100%"/>
      <style:text-properties officeooo:paragraph-rsid="001c999c"/>
    </style:style>
    <style:style style:name="P4" style:family="paragraph" style:parent-style-name="Standard">
      <style:paragraph-properties fo:margin-top="0cm" fo:margin-bottom="0cm" style:contextual-spacing="false" style:line-height-at-least="0cm" fo:text-align="end" style:justify-single-word="false"/>
      <style:text-properties officeooo:paragraph-rsid="001c999c"/>
    </style:style>
    <style:style style:name="P5" style:family="paragraph" style:parent-style-name="Standard">
      <style:paragraph-properties fo:margin-top="0cm" fo:margin-bottom="0cm" style:contextual-spacing="false" style:line-height-at-least="0cm"/>
      <style:text-properties officeooo:paragraph-rsid="001c999c"/>
    </style:style>
    <style:style style:name="P6" style:family="paragraph" style:parent-style-name="Standard">
      <style:paragraph-properties fo:margin-top="0cm" fo:margin-bottom="0.423cm" style:contextual-spacing="false" style:line-height-at-least="0cm"/>
      <style:text-properties officeooo:paragraph-rsid="001c999c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c999c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1c999c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.423cm" style:contextual-spacing="false" style:line-height-at-least="0cm"/>
      <style:text-properties style:font-name="Times New Roman" fo:font-size="12pt" officeooo:paragraph-rsid="001c999c" style:font-name-asian="Times New Roman1" style:font-size-asian="12pt" style:language-asian="es" style:country-asian="ES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c999c" officeooo:paragraph-rsid="001c999c" style:font-name-asian="Times New Roman1" style:font-size-asian="12pt" style:language-asian="es" style:country-asian="ES" style:font-name-complex="Times New Roman1" style:font-size-complex="12pt"/>
    </style:style>
    <style:style style:name="P11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rsid="001c999c" officeooo:paragraph-rsid="001c999c" style:font-name-asian="Times New Roman1" style:font-size-asian="12pt" style:language-asian="es" style:country-asian="ES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pt" officeooo:paragraph-rsid="001c999c" style:font-name-asian="Times New Roman1" style:font-size-asian="1pt" style:language-asian="es" style:country-asian="ES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style:line-height-at-least="0cm"/>
      <style:text-properties fo:color="#000000" loext:opacity="100%" style:font-name="Arial" fo:font-size="10pt" officeooo:paragraph-rsid="001c999c" style:font-name-asian="Times New Roman1" style:font-size-asian="10pt" style:language-asian="es" style:country-asian="ES" style:font-name-complex="Arial2" style:font-size-complex="10pt"/>
    </style:style>
    <style:style style:name="P14" style:family="paragraph" style:parent-style-name="Standard">
      <style:paragraph-properties fo:margin-top="0cm" fo:margin-bottom="0cm" style:contextual-spacing="false" style:line-height-at-least="0cm"/>
      <style:text-properties fo:color="#000000" loext:opacity="100%" style:font-name="Arial" fo:font-size="10pt" officeooo:rsid="001c999c" officeooo:paragraph-rsid="001c999c" style:font-name-asian="Times New Roman1" style:font-size-asian="10pt" style:language-asian="es" style:country-asian="ES" style:font-name-complex="Arial2" style:font-size-complex="10pt"/>
    </style:style>
    <style:style style:name="P15" style:family="paragraph" style:parent-style-name="Standard">
      <style:paragraph-properties fo:margin-top="0cm" fo:margin-bottom="0cm" style:contextual-spacing="false" style:line-height-at-least="0cm"/>
      <style:text-properties officeooo:rsid="001c999c" officeooo:paragraph-rsid="001c999c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rsid="001c999c" officeooo:paragraph-rsid="001c999c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officeooo:rsid="001c999c" officeooo:paragraph-rsid="001c999c"/>
    </style:style>
    <style:style style:name="P18" style:family="paragraph" style:parent-style-name="Standard">
      <style:paragraph-properties fo:margin-top="0cm" fo:margin-bottom="0.423cm" style:contextual-spacing="false" fo:line-height="100%"/>
      <style:text-properties style:font-name="Arial1" fo:font-size="10pt" officeooo:rsid="001c999c" officeooo:paragraph-rsid="001c999c" style:font-name-asian="Times New Roman1" style:font-size-asian="10pt" style:language-asian="es" style:country-asian="ES" style:font-name-complex="Times New Roman1" style:font-size-complex="10pt"/>
    </style:style>
    <style:style style:name="P19" style:family="paragraph" style:parent-style-name="Standard">
      <style:paragraph-properties fo:margin-top="0cm" fo:margin-bottom="0.423cm" style:contextual-spacing="false" fo:line-height="100%"/>
      <style:text-properties style:font-name="Arial1" fo:font-size="10pt" officeooo:rsid="001c999c" officeooo:paragraph-rsid="001c999c" style:font-size-asian="10pt" style:font-size-complex="10pt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pt" style:font-name-asian="Times New Roman1" style:font-size-asian="1pt" style:language-asian="es" style:country-asian="ES" style:font-name-complex="Times New Roman1" style:font-size-complex="12pt"/>
    </style:style>
    <style:style style:name="T3" style:family="text">
      <style:text-properties fo:color="#000000" loext:opacity="100%" style:font-name="Arial" fo:font-size="10pt" style:font-name-asian="Times New Roman1" style:font-size-asian="10pt" style:language-asian="es" style:country-asian="ES" style:font-name-complex="Arial2" style:font-size-complex="10pt"/>
    </style:style>
    <style:style style:name="T4" style:family="text">
      <style:text-properties fo:color="#000000" loext:opacity="100%" style:font-name="Arial" fo:font-size="10pt" officeooo:rsid="001c999c" style:font-name-asian="Times New Roman1" style:font-size-asian="10pt" style:language-asian="es" style:country-asian="ES" style:font-name-complex="Arial2" style:font-size-complex="10pt"/>
    </style:style>
    <style:style style:name="T5" style:family="text">
      <style:text-properties fo:color="#000000" loext:opacity="100%" style:font-name="Arial" fo:font-size="10pt" style:font-size-asian="10pt" style:font-name-complex="Arial2" style:font-size-complex="10pt"/>
    </style:style>
    <style:style style:name="T6" style:family="text">
      <style:text-properties officeooo:rsid="001c999c"/>
    </style:style>
    <style:style style:name="T7" style:family="text">
      <style:text-properties style:font-name-asian="Times New Roman1" style:language-asian="es" style:country-asian="ES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 loext:marker-style-name="T1"><text:span text:style-name="T3">ID:</text:span></text:p>
          </table:table-cell>
          <table:table-cell table:style-name="Tabla3.B1" office:value-type="string">
            <text:p text:style-name="P15" loext:marker-style-name="T1"><text:span text:style-name="T3">1</text:span></text:p>
          </table:table-cell>
        </table:table-row>
        <table:table-row table:style-name="Tabla3.1">
          <table:table-cell table:style-name="Tabla3.A2" office:value-type="string">
            <text:p text:style-name="P4" loext:marker-style-name="T1"><text:span text:style-name="T3">Nombre:</text:span></text:p>
          </table:table-cell>
          <table:table-cell table:style-name="Tabla3.B2" office:value-type="string">
            <text:p text:style-name="P15" loext:marker-style-name="T1"><text:span text:style-name="T3">Entrar en la aplicación</text:span></text:p>
          </table:table-cell>
        </table:table-row>
      </table:table>
      <text:p text:style-name="P7" loext:marker-style-name="T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" loext:marker-style-name="T1"><text:span text:style-name="T3">Actores:</text:span></text:p>
          </table:table-cell>
          <table:table-cell table:style-name="Tabla4.B1" office:value-type="string">
            <text:p text:style-name="P15" loext:marker-style-name="T1"><text:span text:style-name="T3">Usuario</text:span></text:p>
          </table:table-cell>
        </table:table-row>
        <table:table-row table:style-name="Tabla4.1">
          <table:table-cell table:style-name="Tabla4.A1" office:value-type="string">
            <text:p text:style-name="P4" loext:marker-style-name="T3"><text:span text:style-name="T3">Disparador:</text:span></text:p>
          </table:table-cell>
          <table:table-cell table:style-name="Tabla4.B1" office:value-type="string">
            <text:p text:style-name="P14" loext:marker-style-name="T3">Iniciar la aplicación</text:p>
          </table:table-cell>
        </table:table-row>
        <table:table-row table:style-name="Tabla4.1">
          <table:table-cell table:style-name="Tabla4.A3" office:value-type="string">
            <text:p text:style-name="P4" loext:marker-style-name="T1"><text:span text:style-name="T3">Descripción:</text:span></text:p>
          </table:table-cell>
          <table:table-cell table:style-name="Tabla4.B3" office:value-type="string">
            <text:p text:style-name="P2" loext:marker-style-name="T1"><text:span text:style-name="T4">El usuario introduce sus credenciales y entra en la aplicación</text:span></text:p>
          </table:table-cell>
        </table:table-row>
        <table:table-row table:style-name="Tabla4.1">
          <table:table-cell table:style-name="Tabla4.A3" office:value-type="string">
            <text:p text:style-name="P4" loext:marker-style-name="T1"><text:span text:style-name="T3">Flujo Normal:</text:span></text:p>
          </table:table-cell>
          <table:table-cell table:style-name="Tabla4.B3" office:value-type="string">
            <text:p text:style-name="P3" loext:marker-style-name="T1"><text:span text:style-name="T4">El usuario tiene que introducir sus credenciales para poder entrar en la aplicación</text:span></text:p>
          </table:table-cell>
        </table:table-row>
        <table:table-row table:style-name="Tabla4.1">
          <table:table-cell table:style-name="Tabla4.A5" office:value-type="string">
            <text:p text:style-name="P4" loext:marker-style-name="T1"><text:span text:style-name="T5">Flujos alternativos:</text:span></text:p>
          </table:table-cell>
          <table:table-cell table:style-name="Tabla4.B5" office:value-type="string">
            <text:p text:style-name="P18" loext:marker-style-name="T1">Si no tiene usuario todavía tiene que ‘Crear usuario’, rellenar el formulario y después puede entrar en la aplicación</text:p>
          </table:table-cell>
        </table:table-row>
      </table:table>
      <text:p text:style-name="P7" loext:marker-style-name="T1"/>
      <text:p text:style-name="P1"/>
      <text:p text:style-name="P1"/>
      <text:p text:style-name="P1"/>
      <text:p text:style-name="P2" loext:marker-style-name="T1"><text:span text:style-name="T1"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 loext:marker-style-name="T1"><text:span text:style-name="T3">ID:</text:span></text:p>
          </table:table-cell>
          <table:table-cell table:style-name="Tabla5.B1" office:value-type="string">
            <text:p text:style-name="P15" loext:marker-style-name="T1"><text:span text:style-name="T3">2</text:span></text:p>
          </table:table-cell>
        </table:table-row>
        <table:table-row table:style-name="Tabla5.1">
          <table:table-cell table:style-name="Tabla5.A2" office:value-type="string">
            <text:p text:style-name="P4" loext:marker-style-name="T1"><text:span text:style-name="T3">Nombre:</text:span></text:p>
          </table:table-cell>
          <table:table-cell table:style-name="Tabla5.B2" office:value-type="string">
            <text:p text:style-name="P15" loext:marker-style-name="T1"><text:span text:style-name="T3">Seleccionar cuenta</text:span></text:p>
          </table:table-cell>
        </table:table-row>
      </table:table>
      <text:p text:style-name="P7" loext:marker-style-name="T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 loext:marker-style-name="T1"><text:span text:style-name="T3">Actores:</text:span></text:p>
          </table:table-cell>
          <table:table-cell table:style-name="Tabla6.B1" office:value-type="string">
            <text:p text:style-name="P15" loext:marker-style-name="T1"><text:span text:style-name="T3">Usuario</text:span></text:p>
          </table:table-cell>
        </table:table-row>
        <table:table-row table:style-name="Tabla6.1">
          <table:table-cell table:style-name="Tabla6.A1" office:value-type="string">
            <text:p text:style-name="P4" loext:marker-style-name="T3"><text:span text:style-name="T3">Disparador:</text:span></text:p>
          </table:table-cell>
          <table:table-cell table:style-name="Tabla6.B1" office:value-type="string">
            <text:p text:style-name="P14" loext:marker-style-name="T3">Haber entrado desde el login</text:p>
          </table:table-cell>
        </table:table-row>
        <table:table-row table:style-name="Tabla6.1">
          <table:table-cell table:style-name="Tabla6.A3" office:value-type="string">
            <text:p text:style-name="P4" loext:marker-style-name="T1"><text:span text:style-name="T3">Descripción:</text:span></text:p>
          </table:table-cell>
          <table:table-cell table:style-name="Tabla6.B3" office:value-type="string">
            <text:p text:style-name="P10" loext:marker-style-name="T1"><text:span text:style-name="T5">El usuario ve sus cuentas y puede borrar, crear o seleccionar una cuenta</text:span></text:p>
          </table:table-cell>
        </table:table-row>
        <table:table-row table:style-name="Tabla6.1">
          <table:table-cell table:style-name="Tabla6.A3" office:value-type="string">
            <text:p text:style-name="P4" loext:marker-style-name="T1"><text:span text:style-name="T3">Flujo Normal:</text:span></text:p>
          </table:table-cell>
          <table:table-cell table:style-name="Tabla6.B3" office:value-type="string">
            <text:p text:style-name="P19" loext:marker-style-name="T1"><text:span text:style-name="T7">El usuario selecciona la cuenta con la que quiere entrar a la aplicación</text:span></text:p>
          </table:table-cell>
        </table:table-row>
        <table:table-row table:style-name="Tabla6.1">
          <table:table-cell table:style-name="Tabla6.A3" office:value-type="string">
            <text:p text:style-name="P4" loext:marker-style-name="T1"><text:span text:style-name="T3">Flujos alternativos:</text:span></text:p>
          </table:table-cell>
          <table:table-cell table:style-name="Tabla6.B3" office:value-type="string">
            <text:p text:style-name="P16" loext:marker-style-name="T1"><text:span text:style-name="T1">Si no tiene cuenta tiene que ‘Crear cuenta’ y luego seleccionarla</text:span>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pan text:style-name="T1"/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" loext:marker-style-name="T1"><text:span text:style-name="T3">ID:</text:span></text:p>
          </table:table-cell>
          <table:table-cell table:style-name="Tabla7.B1" office:value-type="string">
            <text:p text:style-name="P15" loext:marker-style-name="T1"><text:span text:style-name="T3">3</text:span></text:p>
          </table:table-cell>
        </table:table-row>
        <table:table-row table:style-name="Tabla7.1">
          <table:table-cell table:style-name="Tabla7.A2" office:value-type="string">
            <text:p text:style-name="P4" loext:marker-style-name="T1"><text:span text:style-name="T3">Nombre:</text:span></text:p>
          </table:table-cell>
          <table:table-cell table:style-name="Tabla7.B2" office:value-type="string">
            <text:p text:style-name="P15" loext:marker-style-name="T1"><text:span text:style-name="T3">Cambiar cuenta</text:span></text:p>
          </table:table-cell>
        </table:table-row>
      </table:table>
      <text:p text:style-name="P7" loext:marker-style-name="T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" loext:marker-style-name="T1"><text:span text:style-name="T3">Actores:</text:span></text:p>
          </table:table-cell>
          <table:table-cell table:style-name="Tabla8.B1" office:value-type="string">
            <text:p text:style-name="P15" loext:marker-style-name="T1"><text:span text:style-name="T3">Usuario</text:span></text:p>
          </table:table-cell>
        </table:table-row>
        <table:table-row table:style-name="Tabla8.1">
          <table:table-cell table:style-name="Tabla8.A1" office:value-type="string">
            <text:p text:style-name="P4" loext:marker-style-name="T3"><text:span text:style-name="T3">Disparador:</text:span></text:p>
          </table:table-cell>
          <table:table-cell table:style-name="Tabla8.B1" office:value-type="string">
            <text:p text:style-name="P14" loext:marker-style-name="T3">Clicar a las flechas del apartado de cuentas</text:p>
          </table:table-cell>
        </table:table-row>
        <table:table-row table:style-name="Tabla8.1">
          <table:table-cell table:style-name="Tabla8.A3" office:value-type="string">
            <text:p text:style-name="P4" loext:marker-style-name="T1"><text:span text:style-name="T3">Descripción:</text:span></text:p>
          </table:table-cell>
          <table:table-cell table:style-name="Tabla8.B3" office:value-type="string">
            <text:p text:style-name="P10" loext:marker-style-name="T1"><text:span text:style-name="T5">El usuario clica en las flechas para cambiar de cuenta</text:span></text:p>
          </table:table-cell>
        </table:table-row>
        <table:table-row table:style-name="Tabla8.1">
          <table:table-cell table:style-name="Tabla8.A3" office:value-type="string">
            <text:p text:style-name="P4" loext:marker-style-name="T1"><text:span text:style-name="T3">Precondiciones:</text:span></text:p>
          </table:table-cell>
          <table:table-cell table:style-name="Tabla8.B3" office:value-type="string">
            <text:p text:style-name="P16" loext:marker-style-name="T1"><text:span text:style-name="T3">Estar en la ventana ‘Resumen Cuenta’</text:span></text:p>
          </table:table-cell>
        </table:table-row>
        <table:table-row table:style-name="Tabla8.1">
          <table:table-cell table:style-name="Tabla8.A3" office:value-type="string">
            <text:p text:style-name="P4" loext:marker-style-name="T1"><text:span text:style-name="T3">Flujo Normal:</text:span></text:p>
          </table:table-cell>
          <table:table-cell table:style-name="Tabla8.B3" office:value-type="string">
            <text:p text:style-name="P17" loext:marker-style-name="T1"><text:span text:style-name="T1">El usuario da a una flecha de cuenta y si tiene otra cuenta cambia toda la información de la ventana ‘Resumen Cuenta’</text:span>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pan text:style-name="T1"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" loext:marker-style-name="T1"><text:span text:style-name="T3">ID:</text:span></text:p>
          </table:table-cell>
          <table:table-cell table:style-name="Tabla9.B1" office:value-type="string">
            <text:p text:style-name="P15" loext:marker-style-name="T1"><text:span text:style-name="T3">4</text:span></text:p>
          </table:table-cell>
        </table:table-row>
        <table:table-row table:style-name="Tabla9.1">
          <table:table-cell table:style-name="Tabla9.A2" office:value-type="string">
            <text:p text:style-name="P4" loext:marker-style-name="T1"><text:span text:style-name="T3">Nombre:</text:span></text:p>
          </table:table-cell>
          <table:table-cell table:style-name="Tabla9.B2" office:value-type="string">
            <text:p text:style-name="P15" loext:marker-style-name="T1"><text:span text:style-name="T3">Ver perfil</text:span></text:p>
          </table:table-cell>
        </table:table-row>
      </table:table>
      <text:p text:style-name="P7" loext:marker-style-name="T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" loext:marker-style-name="T1"><text:span text:style-name="T3">Actores:</text:span></text:p>
          </table:table-cell>
          <table:table-cell table:style-name="Tabla10.B1" office:value-type="string">
            <text:p text:style-name="P15" loext:marker-style-name="T1"><text:span text:style-name="T3">Usuario</text:span></text:p>
          </table:table-cell>
        </table:table-row>
        <table:table-row table:style-name="Tabla10.1">
          <table:table-cell table:style-name="Tabla10.A1" office:value-type="string">
            <text:p text:style-name="P4" loext:marker-style-name="T3"><text:span text:style-name="T3">Disparador:</text:span></text:p>
          </table:table-cell>
          <table:table-cell table:style-name="Tabla10.B1" office:value-type="string">
            <text:p text:style-name="P14" loext:marker-style-name="T3">Clica en el perfil</text:p>
          </table:table-cell>
        </table:table-row>
        <table:table-row table:style-name="Tabla10.1">
          <table:table-cell table:style-name="Tabla10.A3" office:value-type="string">
            <text:p text:style-name="P4" loext:marker-style-name="T1"><text:span text:style-name="T3">Descripción:</text:span></text:p>
          </table:table-cell>
          <table:table-cell table:style-name="Tabla10.B3" office:value-type="string">
            <text:p text:style-name="P2" loext:marker-style-name="T1"><text:span text:style-name="T4">El usuario puede ver su información personal y modificala</text:span></text:p>
          </table:table-cell>
        </table:table-row>
        <table:table-row table:style-name="Tabla10.1">
          <table:table-cell table:style-name="Tabla10.A4" office:value-type="string">
            <text:p text:style-name="P4" loext:marker-style-name="T1"><text:span text:style-name="T5">Flujo Normal:</text:span></text:p>
          </table:table-cell>
          <table:table-cell table:style-name="Tabla10.B4" office:value-type="string">
            <text:p text:style-name="P6" loext:marker-style-name="T1"><text:span text:style-name="T6">El usuario ve su información y puede modificarla rellenando un formulario</text:span>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oft-page-break/><text:span text:style-name="T1"/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" loext:marker-style-name="T1"><text:span text:style-name="T3">ID:</text:span></text:p>
          </table:table-cell>
          <table:table-cell table:style-name="Tabla11.B1" office:value-type="string">
            <text:p text:style-name="P15" loext:marker-style-name="T1"><text:span text:style-name="T3">5</text:span></text:p>
          </table:table-cell>
        </table:table-row>
        <table:table-row table:style-name="Tabla11.1">
          <table:table-cell table:style-name="Tabla11.A2" office:value-type="string">
            <text:p text:style-name="P4" loext:marker-style-name="T1"><text:span text:style-name="T3">Nombre:</text:span></text:p>
          </table:table-cell>
          <table:table-cell table:style-name="Tabla11.B2" office:value-type="string">
            <text:p text:style-name="P15" loext:marker-style-name="T1"><text:span text:style-name="T3">Movimiento</text:span></text:p>
          </table:table-cell>
        </table:table-row>
      </table:table>
      <text:p text:style-name="P7" loext:marker-style-name="T1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4" loext:marker-style-name="T1"><text:span text:style-name="T3">Actores:</text:span></text:p>
          </table:table-cell>
          <table:table-cell table:style-name="Tabla12.B1" office:value-type="string">
            <text:p text:style-name="P15" loext:marker-style-name="T1"><text:span text:style-name="T3">Usuario</text:span></text:p>
          </table:table-cell>
        </table:table-row>
        <table:table-row table:style-name="Tabla12.1">
          <table:table-cell table:style-name="Tabla12.A1" office:value-type="string">
            <text:p text:style-name="P4" loext:marker-style-name="T3"><text:span text:style-name="T3">Disparador:</text:span></text:p>
          </table:table-cell>
          <table:table-cell table:style-name="Tabla12.B1" office:value-type="string">
            <text:p text:style-name="P14" loext:marker-style-name="T3">Clica en crear, borrar o modificar movimiento</text:p>
          </table:table-cell>
        </table:table-row>
        <table:table-row table:style-name="Tabla12.1">
          <table:table-cell table:style-name="Tabla12.A3" office:value-type="string">
            <text:p text:style-name="P4" loext:marker-style-name="T1"><text:span text:style-name="T3">Descripción:</text:span></text:p>
          </table:table-cell>
          <table:table-cell table:style-name="Tabla12.B3" office:value-type="string">
            <text:p text:style-name="P10" loext:marker-style-name="T1"><text:span text:style-name="T5">El usuario puede crear un nuevo movimiento o borrar o modificar uno existe de la tabla</text:span></text:p>
          </table:table-cell>
        </table:table-row>
        <table:table-row table:style-name="Tabla12.1">
          <table:table-cell table:style-name="Tabla12.A3" office:value-type="string">
            <text:p text:style-name="P4" loext:marker-style-name="T1"><text:span text:style-name="T3">Precondiciones:</text:span></text:p>
          </table:table-cell>
          <table:table-cell table:style-name="Tabla12.B3" office:value-type="string">
            <text:p text:style-name="P16" loext:marker-style-name="T1"><text:span text:style-name="T3">Estar en la ventana ‘Movimientos’</text:span></text:p>
          </table:table-cell>
        </table:table-row>
        <table:table-row table:style-name="Tabla12.1">
          <table:table-cell table:style-name="Tabla12.A3" office:value-type="string">
            <text:p text:style-name="P4" loext:marker-style-name="T1"><text:span text:style-name="T3">Flujo Normal:</text:span></text:p>
          </table:table-cell>
          <table:table-cell table:style-name="Tabla12.B3" office:value-type="string">
            <text:p text:style-name="P17" loext:marker-style-name="T1"><text:span text:style-name="T1">El usuario rellena el formulario para crear un nuevo movimiento y clica el botón ‘Nuevo movimiento’</text:span></text:p>
          </table:table-cell>
        </table:table-row>
        <table:table-row table:style-name="Tabla12.1">
          <table:table-cell table:style-name="Tabla12.A6" office:value-type="string">
            <text:p text:style-name="P4" loext:marker-style-name="T1"><text:span text:style-name="T5">Flujos alternativos:</text:span></text:p>
          </table:table-cell>
          <table:table-cell table:style-name="Tabla12.B6" office:value-type="string">
            <text:p text:style-name="P11" loext:marker-style-name="T1">Selecciona primero un movimiento de la tabla y luego da a ‘Modificar’ o ‘Borrar’ movimiento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pan text:style-name="T1"/>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4" loext:marker-style-name="T1"><text:span text:style-name="T3">ID:</text:span></text:p>
          </table:table-cell>
          <table:table-cell table:style-name="Tabla13.B1" office:value-type="string">
            <text:p text:style-name="P15" loext:marker-style-name="T1"><text:span text:style-name="T3">6</text:span></text:p>
          </table:table-cell>
        </table:table-row>
        <table:table-row table:style-name="Tabla13.1">
          <table:table-cell table:style-name="Tabla13.A2" office:value-type="string">
            <text:p text:style-name="P4" loext:marker-style-name="T1"><text:span text:style-name="T3">Nombre:</text:span></text:p>
          </table:table-cell>
          <table:table-cell table:style-name="Tabla13.B2" office:value-type="string">
            <text:p text:style-name="P15" loext:marker-style-name="T1"><text:span text:style-name="T3">Tarjeta</text:span></text:p>
          </table:table-cell>
        </table:table-row>
      </table:table>
      <text:p text:style-name="P7" loext:marker-style-name="T1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" loext:marker-style-name="T1"><text:span text:style-name="T3">Actores:</text:span></text:p>
          </table:table-cell>
          <table:table-cell table:style-name="Tabla14.B1" office:value-type="string">
            <text:p text:style-name="P15" loext:marker-style-name="T1"><text:span text:style-name="T3">Usuario</text:span></text:p>
          </table:table-cell>
        </table:table-row>
        <table:table-row table:style-name="Tabla14.1">
          <table:table-cell table:style-name="Tabla14.A1" office:value-type="string">
            <text:p text:style-name="P4" loext:marker-style-name="T3"><text:span text:style-name="T3">Disparador:</text:span></text:p>
          </table:table-cell>
          <table:table-cell table:style-name="Tabla14.B1" office:value-type="string">
            <text:p text:style-name="P14" loext:marker-style-name="T3">Clica en nueva tarjeta o cancelar o bloquear tarjeta</text:p>
          </table:table-cell>
        </table:table-row>
        <table:table-row table:style-name="Tabla14.1">
          <table:table-cell table:style-name="Tabla14.A3" office:value-type="string">
            <text:p text:style-name="P4" loext:marker-style-name="T1"><text:span text:style-name="T3">Descripción:</text:span></text:p>
          </table:table-cell>
          <table:table-cell table:style-name="Tabla14.B3" office:value-type="string">
            <text:p text:style-name="P10" loext:marker-style-name="T1"><text:span text:style-name="T5">El usuario puede crear una nueva tarjeta para su cuenta o cancelar y reactivar o <text:s/>bloquear y desbloquear su tarjeta</text:span></text:p>
          </table:table-cell>
        </table:table-row>
        <table:table-row table:style-name="Tabla14.1">
          <table:table-cell table:style-name="Tabla14.A3" office:value-type="string">
            <text:p text:style-name="P4" loext:marker-style-name="T1"><text:span text:style-name="T3">Precondiciones:</text:span></text:p>
          </table:table-cell>
          <table:table-cell table:style-name="Tabla14.B3" office:value-type="string">
            <text:p text:style-name="P16" loext:marker-style-name="T1"><text:span text:style-name="T3">Estar en la ventana ‘Tarjetas’</text:span></text:p>
          </table:table-cell>
        </table:table-row>
        <table:table-row table:style-name="Tabla14.1">
          <table:table-cell table:style-name="Tabla14.A3" office:value-type="string">
            <text:p text:style-name="P4" loext:marker-style-name="T1"><text:span text:style-name="T3">Flujo Normal:</text:span></text:p>
          </table:table-cell>
          <table:table-cell table:style-name="Tabla14.B3" office:value-type="string">
            <text:p text:style-name="P17" loext:marker-style-name="T1"><text:span text:style-name="T1">El usuario rellena el formulario y da al botón ‘Nueva Tarjeta’</text:span></text:p>
          </table:table-cell>
        </table:table-row>
        <table:table-row table:style-name="Tabla14.1">
          <table:table-cell table:style-name="Tabla14.A3" office:value-type="string">
            <text:p text:style-name="P4" loext:marker-style-name="T1"><text:span text:style-name="T3">Flujos alternativos:</text:span></text:p>
          </table:table-cell>
          <table:table-cell table:style-name="Tabla14.B3" office:value-type="string">
            <text:p text:style-name="P16" loext:marker-style-name="T1"><text:span text:style-name="T1">El usuario cancela o bloquea una tarjeta y después puede reactivar o desbloquear dicha tarjeta</text:span>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pan text:style-name="T1"/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4" loext:marker-style-name="T1"><text:span text:style-name="T3">ID:</text:span></text:p>
          </table:table-cell>
          <table:table-cell table:style-name="Tabla15.B1" office:value-type="string">
            <text:p text:style-name="P15" loext:marker-style-name="T1"><text:span text:style-name="T3">7</text:span></text:p>
          </table:table-cell>
        </table:table-row>
        <table:table-row table:style-name="Tabla15.1">
          <table:table-cell table:style-name="Tabla15.A2" office:value-type="string">
            <text:p text:style-name="P4" loext:marker-style-name="T1"><text:span text:style-name="T3">Nombre:</text:span></text:p>
          </table:table-cell>
          <table:table-cell table:style-name="Tabla15.B2" office:value-type="string">
            <text:p text:style-name="P15" loext:marker-style-name="T1"><text:span text:style-name="T3">Pagos recurrentes</text:span></text:p>
          </table:table-cell>
        </table:table-row>
      </table:table>
      <text:p text:style-name="P7" loext:marker-style-name="T1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4" loext:marker-style-name="T1"><text:span text:style-name="T3">Actores:</text:span></text:p>
          </table:table-cell>
          <table:table-cell table:style-name="Tabla16.B1" office:value-type="string">
            <text:p text:style-name="P15" loext:marker-style-name="T1"><text:span text:style-name="T3">Usuario</text:span></text:p>
          </table:table-cell>
        </table:table-row>
        <table:table-row table:style-name="Tabla16.1">
          <table:table-cell table:style-name="Tabla16.A1" office:value-type="string">
            <text:p text:style-name="P4" loext:marker-style-name="T3"><text:span text:style-name="T3">Disparador:</text:span></text:p>
          </table:table-cell>
          <table:table-cell table:style-name="Tabla16.B1" office:value-type="string">
            <text:p text:style-name="P14" loext:marker-style-name="T3">Clica en nuevo pago</text:p>
          </table:table-cell>
        </table:table-row>
        <table:table-row table:style-name="Tabla16.1">
          <table:table-cell table:style-name="Tabla16.A3" office:value-type="string">
            <text:p text:style-name="P4" loext:marker-style-name="T1"><text:span text:style-name="T3">Descripción:</text:span></text:p>
          </table:table-cell>
          <table:table-cell table:style-name="Tabla16.B3" office:value-type="string">
            <text:p text:style-name="P10" loext:marker-style-name="T1"><text:span text:style-name="T5">El usuario rellena el formulario y clica en el botón ‘Nuevo pago’ </text:span></text:p>
          </table:table-cell>
        </table:table-row>
        <table:table-row table:style-name="Tabla16.1">
          <table:table-cell table:style-name="Tabla16.A3" office:value-type="string">
            <text:p text:style-name="P4" loext:marker-style-name="T1"><text:span text:style-name="T3">Precondiciones:</text:span></text:p>
          </table:table-cell>
          <table:table-cell table:style-name="Tabla16.B3" office:value-type="string">
            <text:p text:style-name="P16" loext:marker-style-name="T1"><text:span text:style-name="T3">Estar en la ventana ‘Pagos Recurrentes’</text:span></text:p>
          </table:table-cell>
        </table:table-row>
        <table:table-row table:style-name="Tabla16.1">
          <table:table-cell table:style-name="Tabla16.A3" office:value-type="string">
            <text:p text:style-name="P4" loext:marker-style-name="T1"><text:span text:style-name="T3">Flujo Normal:</text:span></text:p>
          </table:table-cell>
          <table:table-cell table:style-name="Tabla16.B3" office:value-type="string">
            <text:p text:style-name="P17" loext:marker-style-name="T1"><text:span text:style-name="T1">El usuario completa el formulario y da a ‘Nuevo pago’</text:span></text:p>
          </table:table-cell>
        </table:table-row>
        <table:table-row table:style-name="Tabla16.1">
          <table:table-cell table:style-name="Tabla16.A3" office:value-type="string">
            <text:p text:style-name="P4" loext:marker-style-name="T1"><text:span text:style-name="T3">Flujos alternativos:</text:span></text:p>
          </table:table-cell>
          <table:table-cell table:style-name="Tabla16.B3" office:value-type="string">
            <text:p text:style-name="P16" loext:marker-style-name="T1"><text:span text:style-name="T1">Si el usuario no sabe el dinero por plazo puede dar a ‘Calcular’ y la aplicación rellena ese campo por él</text:span></text:p>
          </table:table-cell>
        </table:table-row>
      </table:table>
      <text:p text:style-name="P7" loext:marker-style-name="T1"/>
      <text:p text:style-name="P7" loext:marker-style-name="T1"/>
      <text:p text:style-name="P2" loext:marker-style-name="T1"><text:span text:style-name="T1"/>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4" loext:marker-style-name="T1"><text:span text:style-name="T3">ID:</text:span></text:p>
          </table:table-cell>
          <table:table-cell table:style-name="Tabla17.B1" office:value-type="string">
            <text:p text:style-name="P15" loext:marker-style-name="T1"><text:span text:style-name="T3">8</text:span></text:p>
          </table:table-cell>
        </table:table-row>
        <table:table-row table:style-name="Tabla17.1">
          <table:table-cell table:style-name="Tabla17.A2" office:value-type="string">
            <text:p text:style-name="P4" loext:marker-style-name="T1"><text:span text:style-name="T3">Nombre:</text:span></text:p>
          </table:table-cell>
          <table:table-cell table:style-name="Tabla17.B2" office:value-type="string">
            <text:p text:style-name="P15" loext:marker-style-name="T1"><text:span text:style-name="T3">Crear informe</text:span></text:p>
          </table:table-cell>
        </table:table-row>
      </table:table>
      <text:p text:style-name="P7" loext:marker-style-name="T1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4" loext:marker-style-name="T1"><text:span text:style-name="T3">Actores:</text:span></text:p>
          </table:table-cell>
          <table:table-cell table:style-name="Tabla18.B1" office:value-type="string">
            <text:p text:style-name="P15" loext:marker-style-name="T1"><text:span text:style-name="T3">Usuario</text:span></text:p>
          </table:table-cell>
        </table:table-row>
        <table:table-row table:style-name="Tabla18.1">
          <table:table-cell table:style-name="Tabla18.A1" office:value-type="string">
            <text:p text:style-name="P4" loext:marker-style-name="T3"><text:span text:style-name="T3">Disparador:</text:span></text:p>
          </table:table-cell>
          <table:table-cell table:style-name="Tabla18.B1" office:value-type="string">
            <text:p text:style-name="P14" loext:marker-style-name="T3">Clica en crear informe</text:p>
          </table:table-cell>
        </table:table-row>
        <table:table-row table:style-name="Tabla18.1">
          <table:table-cell table:style-name="Tabla18.A3" office:value-type="string">
            <text:p text:style-name="P4" loext:marker-style-name="T1"><text:span text:style-name="T3">Descripción:</text:span></text:p>
          </table:table-cell>
          <table:table-cell table:style-name="Tabla18.B3" office:value-type="string">
            <text:p text:style-name="P10" loext:marker-style-name="T1"><text:span text:style-name="T5">El usuario puede pedir un informe con un gráfico de los últimos 12 meses de movimientos</text:span></text:p>
          </table:table-cell>
        </table:table-row>
        <table:table-row table:style-name="Tabla18.1">
          <table:table-cell table:style-name="Tabla18.A3" office:value-type="string">
            <text:p text:style-name="P4" loext:marker-style-name="T1"><text:span text:style-name="T3">Precondiciones:</text:span></text:p>
          </table:table-cell>
          <table:table-cell table:style-name="Tabla18.B3" office:value-type="string">
            <text:p text:style-name="P16" loext:marker-style-name="T1"><text:span text:style-name="T3">Estar en la ventana ‘Movimientos’</text:span></text:p>
            <text:p text:style-name="P16" loext:marker-style-name="T1"><text:soft-page-break/><text:span text:style-name="T3">La plantilla de JasperReport tiene que estar en el mismo directorio que el JAR</text:span></text:p>
          </table:table-cell>
        </table:table-row>
        <table:table-row table:style-name="Tabla18.1">
          <table:table-cell table:style-name="Tabla18.A3" office:value-type="string">
            <text:p text:style-name="P4" loext:marker-style-name="T1"><text:span text:style-name="T3">Postcondiciones:</text:span></text:p>
          </table:table-cell>
          <table:table-cell table:style-name="Tabla18.B3" office:value-type="string">
            <text:p text:style-name="P16" loext:marker-style-name="T1"><text:span text:style-name="T3">Se genera un archivo PDF con el informe</text:span></text:p>
          </table:table-cell>
        </table:table-row>
        <table:table-row table:style-name="Tabla18.1">
          <table:table-cell table:style-name="Tabla18.A3" office:value-type="string">
            <text:p text:style-name="P4" loext:marker-style-name="T1"><text:span text:style-name="T3">Flujo Normal:</text:span></text:p>
          </table:table-cell>
          <table:table-cell table:style-name="Tabla18.B3" office:value-type="string">
            <text:p text:style-name="P17" loext:marker-style-name="T1"><text:span text:style-name="T1">El usuario clica en el botón ‘Crear Informe’ y se crea en el mismo directorio un PDF con una gráfica de los últimos 12 meses de movimientos de esa cuenta</text:span></text:p>
          </table:table-cell>
        </table:table-row>
      </table:table>
      <text:p text:style-name="P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0:58:02.102000000</meta:creation-date>
    <dc:date>2024-06-17T13:11:40.930000000</dc:date>
    <meta:editing-duration>PT1H28M57S</meta:editing-duration>
    <meta:editing-cycles>2</meta:editing-cycles>
    <meta:generator>LibreOffice/7.6.2.1$Windows_X86_64 LibreOffice_project/56f7684011345957bbf33a7ee678afaf4d2ba333</meta:generator>
    <meta:document-statistic meta:table-count="16" meta:image-count="0" meta:object-count="0" meta:page-count="3" meta:paragraph-count="119" meta:word-count="510" meta:character-count="3119" meta:non-whitespace-character-count="2726"/>
  </office:meta>
</office:document-meta>
</file>